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5500000653E8B7705B3CACFCA3.jpg" manifest:media-type="image/jpeg"/>
  <manifest:file-entry manifest:full-path="Pictures/10000000000003D30000056D377AAB56C1DD6396.jpg" manifest:media-type="image/jpeg"/>
  <manifest:file-entry manifest:full-path="Pictures/1000020100000291000004AD30D2F1C539193C69.png" manifest:media-type="image/png"/>
  <manifest:file-entry manifest:full-path="Pictures/100000000000045500000653A7511BE4CD48663C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1" svg:font-family="'Lucida Sans Unicode'" style:font-pitch="variable"/>
    <style:font-face style:name="Mangal2" svg:font-family="Mangal" style:font-pitch="variable"/>
    <style:font-face style:name="Cambria" svg:font-family="Cambria" style:font-family-generic="roman" style:font-pitch="variable"/>
    <style:font-face style:name="Cambria3" svg:font-family="Cambria" style:font-adornments="Bold" style:font-family-generic="roman" style:font-pitch="variable"/>
    <style:font-face style:name="Cambria5" svg:font-family="Cambria" style:font-adornments="Běžné" style:font-family-generic="roman" style:font-pitch="variable"/>
    <style:font-face style:name="Cambria2" svg:font-family="Cambria" style:font-adornments="Kurzíva" style:font-family-generic="roman" style:font-pitch="variable"/>
    <style:font-face style:name="Cambria1" svg:font-family="Cambria" style:font-adornments="Tučná kurzíva" style:font-family-generic="roman" style:font-pitch="variable"/>
    <style:font-face style:name="Cambria4" svg:font-family="Cambria" style:font-adornments="Tučné" style:font-family-generic="roman" style:font-pitch="variable"/>
    <style:font-face style:name="Georgia" svg:font-family="Georgia" style:font-adornments="Bold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fo:background-color="transparent" style:font-size-asian="12pt" style:font-size-complex="12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style:use-window-font-color="true" style:text-line-through-style="none" style:text-line-through-type="none" style:font-name="Cambria" fo:font-size="10pt" fo:letter-spacing="0.004cm" fo:language="cs" fo:country="CZ" fo:font-style="normal" officeooo:rsid="5219dd5e" officeooo:paragraph-rsid="474831b2" style:letter-kerning="true" fo:background-color="transparent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P4" style:family="paragraph" style:parent-style-name="Standard">
      <style:paragraph-properties fo:break-before="page"/>
      <style:text-properties style:font-name="Cambria" officeooo:rsid="5219dd5e" officeooo:paragraph-rsid="474831b2" fo:background-color="transparent"/>
    </style:style>
    <style:style style:name="P5" style:family="paragraph" style:parent-style-name="Text_20_body" style:master-page-name="First_20_Page">
      <style:paragraph-properties fo:text-align="end" style:justify-single-word="false" style:page-number="auto"/>
      <style:text-properties officeooo:paragraph-rsid="2590605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Text_20_body"/>
      <text:p text:style-name="Text_20_body"/>
      <text:p text:style-name="Standard"/>
      <text:p text:style-name="P1"/>
      <text:p text:style-name="P2"/>
      <text:p text:style-name="P3"><text:tab/><draw:frame draw:style-name="fr1" draw:name="Image1" text:anchor-type="char" svg:width="7.629cm" svg:height="13.898cm" draw:z-index="0"><draw:image xlink:href="Pictures/1000020100000291000004AD30D2F1C539193C69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ucida Sans Unicode1" svg:font-family="'Lucida Sans Unicode'" style:font-pitch="variable"/>
    <style:font-face style:name="Mangal2" svg:font-family="Mangal" style:font-pitch="variable"/>
    <style:font-face style:name="Cambria" svg:font-family="Cambria" style:font-family-generic="roman" style:font-pitch="variable"/>
    <style:font-face style:name="Cambria3" svg:font-family="Cambria" style:font-adornments="Bold" style:font-family-generic="roman" style:font-pitch="variable"/>
    <style:font-face style:name="Cambria5" svg:font-family="Cambria" style:font-adornments="Běžné" style:font-family-generic="roman" style:font-pitch="variable"/>
    <style:font-face style:name="Cambria2" svg:font-family="Cambria" style:font-adornments="Kurzíva" style:font-family-generic="roman" style:font-pitch="variable"/>
    <style:font-face style:name="Cambria1" svg:font-family="Cambria" style:font-adornments="Tučná kurzíva" style:font-family-generic="roman" style:font-pitch="variable"/>
    <style:font-face style:name="Cambria4" svg:font-family="Cambria" style:font-adornments="Tučné" style:font-family-generic="roman" style:font-pitch="variable"/>
    <style:font-face style:name="Georgia" svg:font-family="Georgia" style:font-adornments="Bold" style:font-family-generic="roman" style:font-pitch="variable"/>
    <style:font-face style:name="Georgia1" svg:font-family="Georgi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BackgroundImage" xlink:href="Pictures/100000000000045500000653E8B7705B3CACFCA3.jpg" xlink:type="simple" xlink:show="embed" xlink:actuate="onLoad"/>
    <draw:fill-image draw:name="Cover" xlink:href="Pictures/10000000000003D30000056D377AAB56C1DD6396.jpg" xlink:type="simple" xlink:show="embed" xlink:actuate="onLoad"/>
    <draw:fill-image draw:name="PageBackground" xlink:href="Pictures/100000000000045500000653E8B7705B3CACFCA3.jpg" xlink:type="simple" xlink:show="embed" xlink:actuate="onLoad"/>
    <draw:fill-image draw:name="pageBackgroundWithPageNumberBox" xlink:href="Pictures/100000000000045500000653A7511BE4CD48663C.jp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Cambria5" fo:font-family="Cambria" style:font-style-name="Běžné" style:font-family-generic="roman" style:font-pitch="variable" fo:font-size="10pt" fo:letter-spacing="0.004cm" style:font-name-asian="Lucida Sans Unicode1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.3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use-window-font-color="true" style:font-name="Cambria5" fo:font-family="Cambria" style:font-style-name="Běžné" style:font-family-generic="roman" style:font-pitch="variable" fo:font-size="10pt" fo:letter-spacing="0.004cm" fo:font-style="normal" officeooo:rsid="42bee92e" style:font-style-asian="normal" style:font-style-complex="normal" fo:hyphenate="true" fo:hyphenation-remain-char-count="2" fo:hyphenation-push-char-count="2" loext:hyphenation-no-caps="false"/>
    </style:style>
    <style:style style:name="List" style:family="paragraph" style:hidden="true" style:parent-style-name="Text_20_body" style:class="list">
      <style:text-properties style:font-name-complex="Tahoma1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1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cm" fo:margin-bottom="0.4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Cambria4" fo:font-family="Cambria" style:font-style-name="Tučné" style:font-family-generic="roman" style:font-pitch="variable" fo:font-size="30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7cm" fo:margin-bottom="0.3cm" loext:contextual-spacing="false" fo:text-indent="0cm" style:auto-text-indent="false" style:page-number="auto" fo:keep-with-next="always" style:writing-mode="lr-tb"/>
      <style:text-properties style:font-name="Cambria1" fo:font-family="Cambria" style:font-style-name="Tučná kurzíva" style:font-family-generic="roman" style:font-pitch="variable" fo:font-size="18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6cm" fo:margin-bottom="0.3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Cambria4" fo:font-family="Cambria" style:font-style-name="Tučné" style:font-family-generic="roman" style:font-pitch="variable" fo:font-size="15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 loext:hyphenation-no-caps="false"/>
    </style:style>
    <style:style style:name="Heading_20_4" style:display-name="Heading 4" style:family="paragraph" style:parent-style-name="Global_20_Font_20_Scale" style:next-style-name="Text_20_body" style:auto-update="true" style:default-outline-level="4" style:class="text" style:master-page-name="">
      <loext:graphic-properties draw:fill="none" draw:fill-color="#99ccff"/>
      <style:paragraph-properties fo:margin-left="0cm" fo:margin-right="0cm" fo:margin-top="0.499cm" fo:margin-bottom="0.3cm" loext:contextual-spacing="false" fo:text-indent="0cm" style:auto-text-indent="false" style:page-number="auto" fo:background-color="transparent" fo:keep-with-next="always" style:writing-mode="lr-tb"/>
      <style:text-properties style:font-name="Cambria1" fo:font-family="Cambria" style:font-style-name="Tučná kurzíva" style:font-family-generic="roman" style:font-pitch="variable" fo:font-size="12pt" fo:letter-spacing="0.004cm" fo:language="cs" fo:country="CZ" fo:font-style="italic" style:text-underline-style="none" fo:font-weight="normal" style:font-size-asian="14pt" style:font-style-asian="italic" style:font-weight-asian="normal" style:font-name-complex="Times New Roman" style:font-family-complex="'Times New Roman'" style:font-family-generic-complex="roman" style:font-pitch-complex="variable" style:font-size-complex="12pt" style:font-style-complex="italic" style:font-weight-complex="normal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Cambria4" fo:font-family="Cambria" style:font-style-name="Tučné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Cambria2" fo:font-family="Cambria" style:font-style-name="Kurzíva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1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Cambria5" fo:font-family="Cambria" style:font-style-name="Běžné" style:font-family-generic="roman" style:font-pitch="variable" fo:font-size="90%" fo:letter-spacing="0.007cm" fo:font-style="normal" style:font-size-asian="10pt" style:font-style-asian="italic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Global_20_Font_20_Scale" style:class="extra">
      <style:paragraph-properties fo:margin-top="0cm" fo:margin-bottom="0cm" loext:contextual-spacing="false" text:number-lines="false" text:line-number="0"/>
      <style:text-properties style:font-name="Georgia1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.199cm" fo:margin-bottom="0.199cm" loext:contextual-spacing="false" fo:text-align="center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120%" fo:letter-spacing="0.014cm" fo:font-weight="bold" style:font-weight-asian="bold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Cambria5" fo:font-family="Cambria" style:font-style-name="Běžné" style:font-family-generic="roman" style:font-pitch="variable" fo:font-size="110%" fo:letter-spacing="0.035cm" fo:font-style="normal" fo:font-weight="normal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margin-top="0cm" fo:margin-bottom="0.25cm" loext:contextual-spacing="false" fo:text-indent="0cm" style:auto-text-indent="false" text:number-lines="false" text:line-number="0"/>
      <style:text-properties style:font-name="Cambria4" fo:font-family="Cambria" style:font-style-name="Tučné" style:font-family-generic="roman" style:font-pitch="variable" fo:font-size="200%" fo:letter-spacing="0.004cm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Cambria5" fo:font-family="Cambria" style:font-style-name="Běžné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Cambria5" fo:font-family="Cambria" style:font-style-name="Běžné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Cambria5" fo:font-family="Cambria" style:font-style-name="Běžné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3cm" loext:contextual-spacing="false" fo:line-height="100%" style:page-number="auto" fo:keep-with-next="always"/>
      <style:text-properties style:font-name="Cambria2" fo:font-family="Cambria" style:font-style-name="Kurzíva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Cambria5" fo:font-family="Cambria" style:font-style-name="Běžné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fo:color="#3c1e00" style:font-name="Cambria5" fo:font-family="Cambria" style:font-style-name="Běžné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Properties" style:family="paragraph" style:parent-style-name="Text_20_body" style:master-page-name="">
      <style:paragraph-properties fo:margin-left="0.801cm" fo:margin-right="0cm" fo:margin-top="0cm" fo:margin-bottom="0.3cm" loext:contextual-spacing="true" fo:line-height="125%" fo:text-indent="-0.6cm" style:auto-text-indent="false" style:page-number="auto">
        <style:tab-stops>
          <style:tab-stop style:position="0.499cm"/>
        </style:tab-stops>
      </style:paragraph-properties>
    </style:style>
    <style:style style:name="Property_20_of_20_spell_2f_ability_2f_recipe" style:display-name="Property of spell/ability/recipe" style:family="paragraph" style:parent-style-name="Text_20_body">
      <style:paragraph-properties fo:margin-left="0.7cm" fo:margin-right="0cm" fo:margin-top="0.3cm" fo:margin-bottom="0.3cm" loext:contextual-spacing="true" fo:text-indent="-0.499cm" style:auto-text-indent="false">
        <style:tab-stops>
          <style:tab-stop style:position="0.499cm"/>
        </style:tab-stops>
      </style:paragraph-properties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Záhlaví_20_tabulky" style:display-name="Záhlaví tabulky" style:family="paragraph" style:next-style-name="Table_20_Contents" style:master-page-name="">
      <style:paragraph-properties fo:margin-top="0cm" fo:margin-bottom="0cm" loext:contextual-spacing="false" fo:text-align="center" style:justify-single-word="false" style:page-number="auto"/>
      <style:text-properties style:font-name="Cambria3" fo:font-family="Cambria" style:font-style-name="Bold" style:font-family-generic="roman" style:font-pitch="variable" fo:font-size="8pt" fo:font-weight="bold"/>
    </style:style>
    <style:style style:name="Example_20_header" style:display-name="Example header" style:family="paragraph" style:parent-style-name="Standard" style:default-outline-level="">
      <style:text-properties fo:font-style="italic" style:font-style-asian="italic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cs" fo:country="CZ" style:font-name-asian="Tahoma" style:font-family-asian="Tahoma" style:font-family-generic-asian="system" style:font-pitch-asian="variable" style:font-size-asian="10pt" style:language-asian="cs" style:country-asian="CZ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Property_20_Header" style:display-name="Property Header" style:family="paragraph" style:parent-style-name="Text_20_body" style:next-style-name="Properties_20_level_20_0" style:master-page-name="">
      <style:paragraph-properties fo:margin-left="0.4cm" fo:margin-right="0cm" fo:margin-top="0cm" fo:margin-bottom="0cm" loext:contextual-spacing="false" fo:text-indent="-0.4cm" style:auto-text-indent="false" style:page-number="auto" fo:keep-with-next="always">
        <style:tab-stops>
          <style:tab-stop style:position="0.499cm"/>
        </style:tab-stops>
      </style:paragraph-properties>
    </style:style>
    <style:style style:name="Properties_20_level_20_0" style:display-name="Properties level 0" style:family="paragraph" style:parent-style-name="Text_20_body" style:next-style-name="Text_20_body" style:master-page-name="">
      <style:paragraph-properties fo:margin-left="0.4cm" fo:margin-right="0cm" fo:margin-top="0cm" fo:margin-bottom="0.3cm" loext:contextual-spacing="true" fo:text-indent="-0.4cm" style:auto-text-indent="false" style:page-number="auto">
        <style:tab-stops>
          <style:tab-stop style:position="0.499cm"/>
        </style:tab-stops>
      </style:paragraph-properties>
    </style:style>
    <style:style style:name="Properties_20_level_20_1" style:display-name="Properties level 1" style:family="paragraph" style:parent-style-name="Text_20_body" style:next-style-name="Text_20_body">
      <style:paragraph-properties fo:margin-left="0.801cm" fo:margin-right="0cm" fo:margin-top="0.3cm" fo:margin-bottom="0.3cm" loext:contextual-spacing="true" fo:text-indent="-0.4cm" style:auto-text-indent="false">
        <style:tab-stops>
          <style:tab-stop style:position="0.499cm"/>
        </style:tab-stops>
      </style:paragraph-properties>
    </style:style>
    <style:style style:name="Property_20_level_20_0" style:display-name="Property level 0" style:family="paragraph" style:parent-style-name="Text_20_body" style:next-style-name="Text_20_body">
      <style:paragraph-properties fo:margin-left="0.4cm" fo:margin-right="0cm" fo:text-indent="-0.4cm" style:auto-text-indent="false">
        <style:tab-stops>
          <style:tab-stop style:position="0.499cm"/>
        </style:tab-stops>
      </style:paragraph-properties>
    </style:style>
    <style:style style:name="Example_20_Dialogue" style:display-name="Example Dialogue" style:family="paragraph" style:parent-style-name="Example">
      <style:paragraph-properties fo:margin-left="0.7cm" fo:margin-right="0cm" fo:text-indent="-0.4cm" style:auto-text-indent="false">
        <style:tab-stops>
          <style:tab-stop style:position="0.7cm"/>
        </style:tab-stops>
      </style:paragraph-properties>
      <style:text-properties style:font-name="Cambria" fo:font-family="Cambria" style:font-family-generic="roman" style:font-pitch="variable" fo:background-color="transparent"/>
    </style:style>
    <style:style style:name="Za_20_úspěchy" style:display-name="Za úspěchy" style:family="paragraph" style:parent-style-name="Text_20_body">
      <style:paragraph-properties fo:margin-left="1.199cm" fo:margin-right="0cm" fo:text-indent="-0.9cm" style:auto-text-indent="false">
        <style:tab-stops>
          <style:tab-stop style:position="0.499cm"/>
        </style:tab-stops>
      </style:paragraph-properties>
      <style:text-properties style:font-name="Cambria" fo:font-family="Cambria" style:font-family-generic="roman" style:font-pitch="variable" fo:font-size="10pt" fo:background-color="transparent" style:font-size-asian="10pt" style:font-size-complex="10pt"/>
    </style:style>
    <style:style style:name="Property_20_level_20_1" style:display-name="Property level 1" style:family="paragraph" style:parent-style-name="Text_20_body" style:next-style-name="Text_20_body">
      <style:paragraph-properties fo:margin-left="0.801cm" fo:margin-right="0cm" fo:text-indent="-0.4cm" style:auto-text-indent="false">
        <style:tab-stops>
          <style:tab-stop style:position="0.499cm"/>
        </style:tab-stops>
      </style:paragraph-properties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dkaz_20_na_20_kapitolu" style:display-name="Odkaz na kapitolu" style:family="text">
      <style:text-properties fo:font-weight="bold" officeooo:rsid="2af9ce22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Zápatí_20_Char" style:display-name="Zápatí Char" style:family="text" style:parent-style-name="Default_20_Paragraph_20_Font">
      <style:text-properties fo:font-size="12pt" style:font-size-asian="12pt"/>
    </style:style>
    <style:style style:name="FollowedHyperlink" style:family="text">
      <style:text-properties fo:color="#800000" style:text-underline-style="solid" style:text-underline-width="auto" style:text-underline-color="font-color"/>
    </style:style>
    <style:style style:name="Nadpis_20_9_20_Char" style:display-name="Nadpis 9 Char" style:family="text" style:parent-style-name="Default_20_Paragraph_20_Font">
      <style:text-properties fo:font-size="10.5pt" style:text-underline-style="solid" style:text-underline-width="auto" style:text-underline-color="font-color" style:font-name-asian="Lucida Sans Unicode" style:font-family-asian="'Lucida Sans Unicode'" style:font-family-generic-asian="system" style:font-pitch-asian="variable" style:font-size-asian="10.5pt" style:font-name-complex="Tahoma" style:font-family-complex="Tahoma" style:font-family-generic-complex="system" style:font-pitch-complex="variable" style:font-size-complex="10.5pt" style:font-weight-complex="bold"/>
    </style:style>
    <style:style style:name="Nadpis_20_7_20_Char" style:display-name="Nadpis 7 Char" style:family="text" style:parent-style-name="Default_20_Paragraph_20_Font">
      <style:text-properties fo:font-size="10.5pt" fo:font-weight="bold" style:font-name-asian="Lucida Sans Unicode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6_20_Char" style:display-name="Nadpis 6 Char" style:family="text" style:parent-style-name="Default_20_Paragraph_20_Font">
      <style:text-properties fo:font-size="10.5pt" fo:font-weight="bold" style:font-name-asian="Lucida Sans Unicode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5_20_Char" style:display-name="Nadpis 5 Char" style:family="text" style:parent-style-name="Default_20_Paragraph_20_Font">
      <style:text-properties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weight-complex="bold"/>
    </style:style>
    <style:style style:name="Nadpis_20_3_20_Char" style:display-name="Nadpis 3 Char" style:family="text" style:parent-style-name="Default_20_Paragraph_20_Font">
      <style:text-properties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Nadpis_20_1_20_Char" style:display-name="Nadpis 1 Char" style:family="text" style:parent-style-name="Default_20_Paragraph_20_Font">
      <style:text-properties fo:font-size="16pt" fo:font-weight="bold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Nadpis_20_2_20_Char" style:display-name="Nadpis 2 Char" style:family="text" style:parent-style-name="Default_20_Paragraph_20_Font">
      <style:text-properties fo:font-size="14pt" fo:font-weight="bold" style:font-size-asian="14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Základní_20_text_20_Char" style:display-name="Základní text Char" style:family="text" style:parent-style-name="Default_20_Paragraph_20_Font">
      <style:text-properties fo:font-size="12pt" style:font-size-asian="12pt"/>
    </style:style>
    <style:style style:name="Nadpis_20_8_20_Char" style:display-name="Nadpis 8 Char" style:family="text" style:parent-style-name="Default_20_Paragraph_20_Font">
      <style:text-properties fo:font-size="10.5pt" fo:font-weight="bold" style:font-name-asian="Lucida Sans Unicode" style:font-family-asian="'Lucida Sans Unicode'" style:font-family-generic-asian="system" style:font-pitch-asian="variable" style:font-size-asian="10.5pt" style:font-weight-asian="bold" style:font-name-complex="Tahoma" style:font-family-complex="Tahoma" style:font-family-generic-complex="system" style:font-pitch-complex="variable" style:font-size-complex="10.5pt" style:font-weight-complex="bold"/>
    </style:style>
    <style:style style:name="Nadpis_20_4_20_Char" style:display-name="Nadpis 4 Char" style:family="text" style:parent-style-name="Default_20_Paragraph_20_Font">
      <style:text-properties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tyle-complex="italic" style:font-weight-complex="bold"/>
    </style:style>
    <style:style style:name="Název_20_příručky" style:display-name="Název příručky" style:family="text">
      <style:text-properties fo:font-weight="bold"/>
    </style:style>
    <style:style style:name="Character_5f_20_5f_style" style:display-name="Character_20_style" style:family="text"/>
    <style:style style:name="Jméno_20_hráče" style:display-name="Jméno hráče" style:family="text">
      <style:text-properties fo:font-weight="bold" officeooo:rsid="42bee92e"/>
    </style:style>
    <style:style style:name="Zranění_20_ohněm" style:display-name="Zranění ohněm" style:family="text">
      <style:text-properties fo:color="#ff6400" style:text-outline="false" fo:text-shadow="1pt 1pt" officeooo:rsid="41bb0177"/>
    </style:style>
    <style:style style:name="Zranění_20_bodem" style:display-name="Zranění bodem" style:family="text">
      <style:text-properties fo:color="#c68400" style:text-outline="false" fo:text-shadow="1pt 1pt" officeooo:rsid="4196f96e"/>
    </style:style>
    <style:style style:name="Zranění_20_mrazem" style:display-name="Zranění mrazem" style:family="text">
      <style:text-properties fo:color="#00c8ff" style:text-outline="false" fo:text-shadow="1pt 1pt" officeooo:rsid="41bb0177"/>
    </style:style>
    <style:style style:name="Zranění_20_bleskem" style:display-name="Zranění bleskem" style:family="text">
      <style:text-properties fo:color="#6482ff" style:text-outline="false" fo:text-shadow="1pt 1pt" officeooo:rsid="445ea3f0"/>
    </style:style>
    <style:style style:name="Zranění_20_žíravinou" style:display-name="Zranění žíravinou" style:family="text">
      <style:text-properties fo:color="#c3b346" style:text-outline="false" fo:text-shadow="1pt 1pt"/>
    </style:style>
    <style:style style:name="Zranění_20_jedem" style:display-name="Zranění jedem" style:family="text">
      <style:text-properties fo:color="#8ba60e" style:text-outline="false" fo:text-shadow="1pt 1pt" officeooo:rsid="4018de7b"/>
    </style:style>
    <style:style style:name="Zranění_20_drcením" style:display-name="Zranění drcením" style:family="text">
      <style:text-properties fo:color="#966400" style:text-outline="false" fo:text-shadow="1pt 1pt"/>
    </style:style>
    <style:style style:name="Zranění_20_duševní_20_či_20_nehmotné" style:display-name="Zranění duševní či nehmotné" style:family="text">
      <style:text-properties fo:color="#14beaa" style:text-outline="false" fo:text-shadow="1pt 1pt" officeooo:rsid="445ea3f0"/>
    </style:style>
    <style:style style:name="Zranění_20_sekem" style:display-name="Zranění sekem" style:family="text">
      <style:text-properties fo:color="#6496aa" style:text-outline="false" fo:text-shadow="1pt 1pt" officeooo:rsid="447d555c"/>
    </style:style>
    <style:style style:name="Recept" style:family="text">
      <style:text-properties fo:font-style="italic" officeooo:rsid="43c3fdf5"/>
    </style:style>
    <style:style style:name="Schopnost" style:family="text">
      <style:text-properties fo:font-style="italic" officeooo:rsid="42bee92e"/>
    </style:style>
    <style:style style:name="Dovednost" style:family="text">
      <style:text-properties fo:font-style="italic" officeooo:rsid="3b063992"/>
    </style:style>
    <style:style style:name="Kouzlo" style:family="text">
      <style:text-properties fo:font-style="italic" officeooo:rsid="2b991a2f"/>
    </style:style>
    <style:style style:name="Přímá_20_řeč_20_za_20_postavu" style:display-name="Přímá řeč za postavu" style:family="text">
      <style:text-properties fo:font-style="italic" officeooo:rsid="42bee92e"/>
    </style:style>
    <style:style style:name="Property_20_Name" style:display-name="Property Name" style:family="text">
      <style:text-properties fo:font-style="italic" officeooo:rsid="20642488"/>
    </style:style>
    <style:style style:name="Zavedení_20_pojmu" style:display-name="Zavedení pojmu" style:family="text">
      <style:text-properties fo:font-weight="bold"/>
    </style:style>
    <style:style style:name="Užitečná_20_řemesla" style:display-name="Užitečná řemesla" style:family="text" style:parent-style-name="Dovednost">
      <style:text-properties fo:letter-spacing="0.004cm" fo:font-weight="bold" officeooo:rsid="3b063992" style:letter-kerning="true"/>
    </style:style>
    <style:style style:name="Předmět" style:family="text">
      <style:text-properties fo:font-style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Character_5f_20_5f_style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Character_5f_20_5f_style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Character_5f_20_5f_style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Character_5f_20_5f_style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Character_5f_20_5f_style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Character_5f_20_5f_style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Character_5f_20_5f_style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Character_5f_20_5f_style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Character_5f_20_5f_style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Character_5f_20_5f_style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Character_5f_20_5f_style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Character_5f_20_5f_style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Character_5f_20_5f_style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Character_5f_20_5f_style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Character_5f_20_5f_style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Character_5f_20_5f_style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Character_5f_20_5f_style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Character_5f_20_5f_style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Character_5f_20_5f_style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Character_5f_20_5f_style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Character_5f_20_5f_style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Character_5f_20_5f_style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Character_5f_20_5f_style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Character_5f_20_5f_style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Character_5f_20_5f_style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Character_5f_20_5f_style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Character_5f_20_5f_style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Character_5f_20_5f_style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Character_5f_20_5f_style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Character_5f_20_5f_style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Character_5f_20_5f_style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Character_5f_20_5f_style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Character_5f_20_5f_style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Character_5f_20_5f_style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Character_5f_20_5f_style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Character_5f_20_5f_style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Character_5f_20_5f_style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Character_5f_20_5f_style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Character_5f_20_5f_style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Character_5f_20_5f_style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Character_5f_20_5f_style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Character_5f_20_5f_style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Character_5f_20_5f_style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Character_5f_20_5f_style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Character_5f_20_5f_style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Character_5f_20_5f_style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Character_5f_20_5f_style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Character_5f_20_5f_style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Character_5f_20_5f_style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Character_5f_20_5f_style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charset="x-symbol"/>
      </text:list-level-style-bullet>
      <text:list-level-style-bullet text:level="3" text:style-name="Character_5f_20_5f_style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4" text:style-name="Character_5f_20_5f_style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Character_5f_20_5f_style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Character_5f_20_5f_style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Character_5f_20_5f_style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Character_5f_20_5f_style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Character_5f_20_5f_style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Character_5f_20_5f_style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Character_5f_20_5f_style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Character_5f_20_5f_style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3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4" style:num-suffix="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5" style:num-suffix="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6" style:num-suffix="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7" style:num-suffix="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8" style:num-suffix="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bullet text:level="9" style:num-suffix="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obyčejné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3.2cm" fo:padding-bottom="1cm" fo:padding-left="2.499cm" fo:padding-right="2.499cm" style:shadow="none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color="#99ccff" draw:fill-image-name="PageBackground" draw:fill-image-width="0cm" draw:fill-image-height="0cm" style:repeat="stretch" draw:fill-image-ref-point-x="0%" draw:fill-image-ref-point-y="0%" draw:fill-image-ref-point="center" draw:tile-repeat-offset="0% vertical" style:footnote-max-height="0cm">
        <style:background-image xlink:href="Pictures/100000000000045500000653E8B7705B3CACFCA3.jpg" xlink:type="simple" xlink:actuate="onLoad" style:repeat="stretch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998cm" fo:margin-left="0cm" fo:margin-right="0.09cm" fo:margin-top="1.499cm" fo:background-color="transparent" style:dynamic-spacing="false" draw:fill="none" draw:fill-color="#99ccff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bitmap" draw:fill-image-name="Cover" draw:fill-image-width="0cm" draw:fill-image-height="0cm" style:repeat="stretch" draw:fill-image-ref-point-x="0%" draw:fill-image-ref-point-y="0%" draw:fill-image-ref-point="center" draw:tile-repeat-offset="0% vertical" style:footnote-max-height="0cm">
        <style:background-image xlink:href="Pictures/10000000000003D30000056D377AAB56C1DD6396.jp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loext:footer-first>
        <text:p text:style-name="Footer"><text:page-number text:select-page="current">2</text:page-number></text:p>
      </loext:footer-first>
    </style:master-page>
    <style:master-page style:name="First_20_Page" style:display-name="First Page" style:page-layout-name="Mpm2" style:next-style-name="Standard"/>
    <style:master-page style:name="Index" style:page-layout-name="Mpm3"/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York</meta:initial-creator>
    <meta:creation-date>2005-12-09T12:24:00</meta:creation-date>
    <dc:date>2020-08-18T13:45:03.547000000</dc:date>
    <meta:editing-cycles>22524</meta:editing-cycles>
    <meta:editing-duration>P69DT19H47M42S</meta:editing-duration>
    <meta:generator>LibreOffice/6.4.5.2$Windows_X86_64 LibreOffice_project/a726b36747cf2001e06b58ad5db1aa3a9a1872d6</meta:generator>
    <dc:creator>York </dc:creator>
    <meta:document-statistic meta:table-count="0" meta:image-count="1" meta:object-count="0" meta:page-count="3" meta:paragraph-count="3" meta:word-count="2" meta:character-count="3" meta:non-whitespace-character-count="2"/>
  </office:meta>
</office:document-meta>
</file>